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b529" officeooo:paragraph-rsid="0013b529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b529" officeooo:paragraph-rsid="0013b529" style:font-size-asian="16pt" style:font-size-complex="16pt"/>
    </style:style>
    <style:style style:name="P6" style:family="paragraph" style:parent-style-name="Standard">
      <style:text-properties style:font-name="Courier" fo:font-size="16pt" officeooo:paragraph-rsid="0013b529" style:font-size-asian="16pt" style:font-size-complex="16pt"/>
    </style:style>
    <style:style style:name="T1" style:family="text">
      <style:text-properties officeooo:rsid="0013b5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rning Has Broken</text:p>
      <text:p text:style-name="P1"/>
      <text:p text:style-name="P5">Morning has broken</text:p>
      <text:p text:style-name="P5">Like the first morning,</text:p>
      <text:p text:style-name="P5">Blackbird has spoken</text:p>
      <text:p text:style-name="P5">Like the first bird.</text:p>
      <text:p text:style-name="P5">Praise for the singing!</text:p>
      <text:p text:style-name="P5">Praise for the morning!</text:p>
      <text:p text:style-name="P5">Praise for them, springing</text:p>
      <text:p text:style-name="P5">Fresh from the Word!</text:p>
      <text:p text:style-name="P5"/>
      <text:p text:style-name="P5">Sweet the rain’s new fall</text:p>
      <text:p text:style-name="P5">Sunlit from heaven,</text:p>
      <text:p text:style-name="P5">Like the first dew fall</text:p>
      <text:p text:style-name="P5">On the first grass.</text:p>
      <text:p text:style-name="P5">Praise for the sweetness</text:p>
      <text:p text:style-name="P5">Of the wet garden,</text:p>
      <text:p text:style-name="P5">Sprung in completeness</text:p>
      <text:p text:style-name="P5">Where His feet pass.</text:p>
      <text:p text:style-name="P5"/>
      <text:p text:style-name="P5">Mine is the sunlight!</text:p>
      <text:p text:style-name="P5">Mine is the morning</text:p>
      <text:p text:style-name="P5">Born of the one light</text:p>
      <text:p text:style-name="P5">Eden saw play!</text:p>
      <text:p text:style-name="P5">Praise with elation,</text:p>
      <text:p text:style-name="P5">Praise every morning,</text:p>
      <text:p text:style-name="P5">God’s recreation</text:p>
      <text:p text:style-name="P6"><text:span text:style-name="T1">Of the new day!</text:span></text:p>
      <text:p text:style-name="P2"/>
      <text:p text:style-name="P2"/>
      <text:p text:style-name="P2">Composer: <text:span text:style-name="T1">Traditional Gaelic Melody</text:span></text:p>
      <text:p text:style-name="P2">Lyricist: <text:span text:style-name="T1">Eleanor Farjeon</text:span></text:p>
      <text:p text:style-name="P2"/>
      <text:p text:style-name="P2"/>
      <text:p text:style-name="P5">Hymns for the Family of God: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8:01:52.254022300</meta:creation-date>
    <meta:editing-duration>PT6M10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03T18:08:01.561566530</dc:date>
    <dc:creator>Hank Warren</dc:creator>
    <meta:document-statistic meta:table-count="0" meta:image-count="0" meta:object-count="0" meta:page-count="1" meta:paragraph-count="28" meta:word-count="107" meta:character-count="598" meta:non-whitespace-character-count="519"/>
    <meta:template xlink:type="simple" xlink:actuate="onRequest" xlink:title="TubaHymn" xlink:href="../../../../../Library/Application%20Support/LibreOffice/4/user/template/TubaHymn1.ott" meta:date="2020-07-03T18:01:51.874116390"/>
  </office:meta>
</office:document-meta>
</file>